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0285f02" officeooo:paragraph-rsid="00285f02" style:font-size-asian="60pt" style:font-weight-asian="bold" style:font-size-complex="60pt" style:font-weight-complex="bold"/>
    </style:style>
    <style:style style:name="T1" style:family="text">
      <style:text-properties officeooo:rsid="002a2828"/>
    </style:style>
    <style:style style:name="T2" style:family="text">
      <style:text-properties officeooo:rsid="002ad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>C<text:span text:style-name="T2">a</text:span> <text:span text:style-name="T1">N</text:span><text:span text:style-name="T2">guyệ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2-01T19:59:38.186000000</dc:date>
    <meta:editing-duration>PT8H35M20S</meta:editing-duration>
    <meta:editing-cycles>3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